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1,606,140,90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6,840,128,75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1,317,365,269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2,445,102,386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3,228,585,32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0,415,235,702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5,401,341,663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2,726,417,212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0,906,749,533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5,130,274,124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6,910,851,361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650,532,264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9,061,978,58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6,746,344,766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872,791,658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777,966,673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0,694,628,091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,861,560,094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652,436,179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,641,102,523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325,141,675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838,557,384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785,685,31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5:48.970597810</dc:date>
    <meta:editing-duration>PT7H37M31S</meta:editing-duration>
    <meta:editing-cycles>188</meta:editing-cycles>
    <meta:generator>LibreOffice/7.2.6.2$Linux_X86_64 LibreOffice_project/20$Build-2</meta:generator>
    <meta:document-statistic meta:table-count="1" meta:cell-count="48" meta:object-count="0"/>
  </office:meta>
</office:document-meta>
</file>